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6051in" svg:height="6.3705in" svg:x="10.7063in" svg:y="0.7299in">
            <draw:object draw:notify-on-update-of-ranges="Sheet1.H30:Sheet1.H32 Sheet1.B5:Sheet1.B14 Sheet1.C5:Sheet1.C14 Sheet1.F5:Sheet1.F14 Sheet1.E5:Sheet1.E14 Sheet1.I5:Sheet1.I14 Sheet1.H5:Sheet1.H14 Sheet1.L5:Sheet1.L14 Sheet1.K5:Sheet1.K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578in" svg:height="6.502in" svg:x="10.7118in" svg:y="7.4622in">
            <draw:object draw:notify-on-update-of-ranges="Sheet1.C19:Sheet1.C28 Sheet1.B19:Sheet1.B28 Sheet1.I19:Sheet1.I28 Sheet1.H19:Sheet1.H28 Sheet1.L19:Sheet1.L28 Sheet1.K19:Sheet1.K28 Sheet1.F19:Sheet1.F28 Sheet1.E19:Sheet1.E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.6339in" svg:height="6.6319in" svg:x="10.6665in" svg:y="14.3138in">
            <draw:object draw:notify-on-update-of-ranges="Sheet1.H30:Sheet1.H32 Sheet1.B33:Sheet1.B42 Sheet1.C33:Sheet1.C42 Sheet1.H30:Sheet1.H32 Sheet1.E33:Sheet1.E42 Sheet1.F33:Sheet1.F42 Sheet1.H30:Sheet1.H32 Sheet1.H33:Sheet1.H42 Sheet1.I33:Sheet1.I42 Sheet1.H30:Sheet1.H32 Sheet1.K33:Sheet1.K42 Sheet1.L33:Sheet1.L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table:style-name="ce1" office:value-type="string" calcext:value-type="string">
            <text:p>FORTRAN</text:p>
          </table:table-cell>
          <table:table-cell table:number-columns-repeated="5"/>
          <table:table-cell table:style-name="ce1" office:value-type="string" calcext:value-type="string">
            <text:p>C++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1 Dimension</text:p>
          </table:table-cell>
          <table:table-cell table:number-columns-repeated="5"/>
          <table:table-cell table:style-name="ce3" office:value-type="string" calcext:value-type="string">
            <text:p>1 Dimension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Monte Carlo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Midpoint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Monte Carlo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Midpoint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61627" calcext:value-type="float">
            <text:p>0.2616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2575755" calcext:value-type="float">
            <text:p>0.0025757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83371" calcext:value-type="float">
            <text:p>0.28337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257576" calcext:value-type="float">
            <text:p>0.0025757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3735842" calcext:value-type="float">
            <text:p>0.03735842</text:p>
          </table:table-cell>
          <table:table-cell/>
          <table:table-cell table:formula="of:=[.E5]+10" office:value-type="float" office:value="20" calcext:value-type="float">
            <text:p>20</text:p>
          </table:table-cell>
          <table:table-cell office:value-type="float" office:value="0.00094282627" calcext:value-type="float">
            <text:p>0.000942826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17376" calcext:value-type="float">
            <text:p>0.117376</text:p>
          </table:table-cell>
          <table:table-cell/>
          <table:table-cell table:formula="of:=[.K5]+10" office:value-type="float" office:value="20" calcext:value-type="float">
            <text:p>20</text:p>
          </table:table-cell>
          <table:table-cell office:value-type="float" office:value="0.00094301" calcext:value-type="float">
            <text:p>0.00094301</text:p>
          </table:table-cell>
        </table:table-row>
        <table:table-row table:style-name="ro1">
          <table:table-cell/>
          <table:table-cell table:formula="of:=[.B6]*10" office:value-type="float" office:value="100" calcext:value-type="float">
            <text:p>100</text:p>
          </table:table-cell>
          <table:table-cell office:value-type="float" office:value="0.03931704" calcext:value-type="float">
            <text:p>0.03931704</text:p>
          </table:table-cell>
          <table:table-cell/>
          <table:table-cell table:formula="of:=[.E6]+10" office:value-type="float" office:value="30" calcext:value-type="float">
            <text:p>30</text:p>
          </table:table-cell>
          <table:table-cell office:value-type="float" office:value="0.000521063805" calcext:value-type="float">
            <text:p>0.0005210638</text:p>
          </table:table-cell>
          <table:table-cell/>
          <table:table-cell table:formula="of:=[.H6]*10" office:value-type="float" office:value="100" calcext:value-type="float">
            <text:p>100</text:p>
          </table:table-cell>
          <table:table-cell office:value-type="float" office:value="0.0580915" calcext:value-type="float">
            <text:p>0.0580915</text:p>
          </table:table-cell>
          <table:table-cell/>
          <table:table-cell table:formula="of:=[.K6]+10" office:value-type="float" office:value="30" calcext:value-type="float">
            <text:p>30</text:p>
          </table:table-cell>
          <table:table-cell office:value-type="float" office:value="0.000521112" calcext:value-type="float">
            <text:p>0.000521112</text:p>
          </table:table-cell>
        </table:table-row>
        <table:table-row table:style-name="ro1">
          <table:table-cell/>
          <table:table-cell table:formula="of:=[.B7]*10" office:value-type="float" office:value="1000" calcext:value-type="float">
            <text:p>1000</text:p>
          </table:table-cell>
          <table:table-cell office:value-type="float" office:value="0.01812609" calcext:value-type="float">
            <text:p>0.01812609</text:p>
          </table:table-cell>
          <table:table-cell/>
          <table:table-cell table:formula="of:=[.E7]+10" office:value-type="float" office:value="40" calcext:value-type="float">
            <text:p>40</text:p>
          </table:table-cell>
          <table:table-cell office:value-type="float" office:value="0.000341534615" calcext:value-type="float">
            <text:p>0.0003415346</text:p>
          </table:table-cell>
          <table:table-cell/>
          <table:table-cell table:formula="of:=[.H7]*10" office:value-type="float" office:value="1000" calcext:value-type="float">
            <text:p>1000</text:p>
          </table:table-cell>
          <table:table-cell office:value-type="float" office:value="0.01203" calcext:value-type="float">
            <text:p>0.01203</text:p>
          </table:table-cell>
          <table:table-cell/>
          <table:table-cell table:formula="of:=[.K7]+10" office:value-type="float" office:value="40" calcext:value-type="float">
            <text:p>40</text:p>
          </table:table-cell>
          <table:table-cell office:value-type="float" office:value="0.000341493" calcext:value-type="float">
            <text:p>0.000341493</text:p>
          </table:table-cell>
        </table:table-row>
        <table:table-row table:style-name="ro1">
          <table:table-cell/>
          <table:table-cell table:formula="of:=[.B8]*10" office:value-type="float" office:value="10000" calcext:value-type="float">
            <text:p>10000</text:p>
          </table:table-cell>
          <table:table-cell office:value-type="float" office:value="0.00298353" calcext:value-type="float">
            <text:p>0.00298353</text:p>
          </table:table-cell>
          <table:table-cell/>
          <table:table-cell table:formula="of:=[.E8]+10" office:value-type="float" office:value="50" calcext:value-type="float">
            <text:p>50</text:p>
          </table:table-cell>
          <table:table-cell office:value-type="float" office:value="0.00024509555" calcext:value-type="float">
            <text:p>0.0002450956</text:p>
          </table:table-cell>
          <table:table-cell/>
          <table:table-cell table:formula="of:=[.H8]*10" office:value-type="float" office:value="10000" calcext:value-type="float">
            <text:p>10000</text:p>
          </table:table-cell>
          <table:table-cell office:value-type="float" office:value="0.00318865" calcext:value-type="float">
            <text:p>0.00318865</text:p>
          </table:table-cell>
          <table:table-cell/>
          <table:table-cell table:formula="of:=[.K8]+10" office:value-type="float" office:value="50" calcext:value-type="float">
            <text:p>50</text:p>
          </table:table-cell>
          <table:table-cell office:value-type="float" office:value="0.000245828" calcext:value-type="float">
            <text:p>0.000245828</text:p>
          </table:table-cell>
        </table:table-row>
        <table:table-row table:style-name="ro1">
          <table:table-cell/>
          <table:table-cell table:formula="of:=[.B9]*10" office:value-type="float" office:value="100000" calcext:value-type="float">
            <text:p>100000</text:p>
          </table:table-cell>
          <table:table-cell office:value-type="float" office:value="0.00005220323" calcext:value-type="float">
            <text:p>5.220323E-005</text:p>
          </table:table-cell>
          <table:table-cell/>
          <table:table-cell table:formula="of:=[.E9]+10" office:value-type="float" office:value="60" calcext:value-type="float">
            <text:p>60</text:p>
          </table:table-cell>
          <table:table-cell office:value-type="float" office:value="0.00018775463" calcext:value-type="float">
            <text:p>0.0001877546</text:p>
          </table:table-cell>
          <table:table-cell/>
          <table:table-cell table:formula="of:=[.H9]*10" office:value-type="float" office:value="100000" calcext:value-type="float">
            <text:p>100000</text:p>
          </table:table-cell>
          <table:table-cell office:value-type="float" office:value="0.0000292839" calcext:value-type="float">
            <text:p>2.92839E-005</text:p>
          </table:table-cell>
          <table:table-cell/>
          <table:table-cell table:formula="of:=[.K9]+10" office:value-type="float" office:value="60" calcext:value-type="float">
            <text:p>60</text:p>
          </table:table-cell>
          <table:table-cell office:value-type="float" office:value="0.000187836" calcext:value-type="float">
            <text:p>0.000187836</text:p>
          </table:table-cell>
        </table:table-row>
        <table:table-row table:style-name="ro1">
          <table:table-cell/>
          <table:table-cell table:formula="of:=[.B10]*10" office:value-type="float" office:value="1000000" calcext:value-type="float">
            <text:p>1000000</text:p>
          </table:table-cell>
          <table:table-cell office:value-type="float" office:value="0.00016720777" calcext:value-type="float">
            <text:p>0.0001672078</text:p>
          </table:table-cell>
          <table:table-cell/>
          <table:table-cell table:formula="of:=[.E10]+10" office:value-type="float" office:value="70" calcext:value-type="float">
            <text:p>70</text:p>
          </table:table-cell>
          <table:table-cell office:value-type="float" office:value="0.00014960765" calcext:value-type="float">
            <text:p>0.0001496077</text:p>
          </table:table-cell>
          <table:table-cell/>
          <table:table-cell table:formula="of:=[.H10]*10" office:value-type="float" office:value="1000000" calcext:value-type="float">
            <text:p>1000000</text:p>
          </table:table-cell>
          <table:table-cell table:style-name="ce4" office:value-type="float" office:value="0.0000397249" calcext:value-type="float">
            <text:p>3.97E-005</text:p>
          </table:table-cell>
          <table:table-cell/>
          <table:table-cell table:formula="of:=[.K10]+10" office:value-type="float" office:value="70" calcext:value-type="float">
            <text:p>70</text:p>
          </table:table-cell>
          <table:table-cell office:value-type="float" office:value="0.00014957" calcext:value-type="float">
            <text:p>0.00014957</text:p>
          </table:table-cell>
        </table:table-row>
        <table:table-row table:style-name="ro1">
          <table:table-cell/>
          <table:table-cell table:formula="of:=[.B11]*10" office:value-type="float" office:value="10000000" calcext:value-type="float">
            <text:p>10000000</text:p>
          </table:table-cell>
          <table:table-cell office:value-type="float" office:value="0.0000587197968" calcext:value-type="float">
            <text:p>5.87197968E-005</text:p>
          </table:table-cell>
          <table:table-cell/>
          <table:table-cell table:formula="of:=[.E11]+10" office:value-type="float" office:value="80" calcext:value-type="float">
            <text:p>80</text:p>
          </table:table-cell>
          <table:table-cell office:value-type="float" office:value="0.000122785568" calcext:value-type="float">
            <text:p>0.0001227856</text:p>
          </table:table-cell>
          <table:table-cell/>
          <table:table-cell table:formula="of:=[.H11]*10" office:value-type="float" office:value="10000000" calcext:value-type="float">
            <text:p>10000000</text:p>
          </table:table-cell>
          <table:table-cell table:style-name="ce4" office:value-type="float" office:value="0.0000446496" calcext:value-type="float">
            <text:p>4.46E-005</text:p>
          </table:table-cell>
          <table:table-cell/>
          <table:table-cell table:formula="of:=[.K11]+10" office:value-type="float" office:value="80" calcext:value-type="float">
            <text:p>80</text:p>
          </table:table-cell>
          <table:table-cell office:value-type="float" office:value="0.000122759" calcext:value-type="float">
            <text:p>0.000122759</text:p>
          </table:table-cell>
        </table:table-row>
        <table:table-row table:style-name="ro1">
          <table:table-cell/>
          <table:table-cell table:formula="of:=[.B12]*10" office:value-type="float" office:value="100000000" calcext:value-type="float">
            <text:p>100000000</text:p>
          </table:table-cell>
          <table:table-cell office:value-type="float" office:value="0.0000144029724" calcext:value-type="float">
            <text:p>0.000014403</text:p>
          </table:table-cell>
          <table:table-cell/>
          <table:table-cell table:formula="of:=[.E12]+10" office:value-type="float" office:value="90" calcext:value-type="float">
            <text:p>90</text:p>
          </table:table-cell>
          <table:table-cell office:value-type="float" office:value="0.000103116" calcext:value-type="float">
            <text:p>0.000103116</text:p>
          </table:table-cell>
          <table:table-cell/>
          <table:table-cell table:formula="of:=[.H12]*10" office:value-type="float" office:value="100000000" calcext:value-type="float">
            <text:p>100000000</text:p>
          </table:table-cell>
          <table:table-cell office:value-type="float" office:value="0.0000229367" calcext:value-type="float">
            <text:p>2.29367E-005</text:p>
          </table:table-cell>
          <table:table-cell/>
          <table:table-cell table:formula="of:=[.K12]+10" office:value-type="float" office:value="90" calcext:value-type="float">
            <text:p>90</text:p>
          </table:table-cell>
          <table:table-cell office:value-type="float" office:value="0.000103112" calcext:value-type="float">
            <text:p>0.000103112</text:p>
          </table:table-cell>
        </table:table-row>
        <table:table-row table:style-name="ro1">
          <table:table-cell/>
          <table:table-cell table:formula="of:=[.B13]*10" office:value-type="float" office:value="1000000000" calcext:value-type="float">
            <text:p>1000000000</text:p>
          </table:table-cell>
          <table:table-cell office:value-type="float" office:value="0.0000179348849" calcext:value-type="float">
            <text:p>1.79348849E-005</text:p>
          </table:table-cell>
          <table:table-cell/>
          <table:table-cell table:formula="of:=[.E13]+10" office:value-type="float" office:value="100" calcext:value-type="float">
            <text:p>100</text:p>
          </table:table-cell>
          <table:table-cell office:value-type="float" office:value="0.000088095665" calcext:value-type="float">
            <text:p>8.8095665E-005</text:p>
          </table:table-cell>
          <table:table-cell/>
          <table:table-cell table:formula="of:=[.H13]*10" office:value-type="float" office:value="1000000000" calcext:value-type="float">
            <text:p>1000000000</text:p>
          </table:table-cell>
          <table:table-cell office:value-type="float" office:value="0.0000141025" calcext:value-type="float">
            <text:p>1.41025E-005</text:p>
          </table:table-cell>
          <table:table-cell/>
          <table:table-cell table:formula="of:=[.K13]+10" office:value-type="float" office:value="100" calcext:value-type="float">
            <text:p>100</text:p>
          </table:table-cell>
          <table:table-cell office:value-type="float" office:value="0.0000882077" calcext:value-type="float">
            <text:p>8.82077E-00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" office:value-type="string" calcext:value-type="string">
            <text:p>3 Dimension</text:p>
          </table:table-cell>
          <table:table-cell table:number-columns-repeated="5"/>
          <table:table-cell table:style-name="ce3" office:value-type="string" calcext:value-type="string">
            <text:p>3 Dimension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Monte Carlo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Midpoint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Monte Carlo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Midpoint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2154391145" calcext:value-type="float">
            <text:p>0.3215439115</text:p>
          </table:table-cell>
          <table:table-cell/>
          <table:table-cell table:formula="of:=INT(10/3)^3" office:value-type="float" office:value="27" calcext:value-type="float">
            <text:p>27</text:p>
          </table:table-cell>
          <table:table-cell office:value-type="float" office:value="0.0429395437" calcext:value-type="float">
            <text:p>0.04293954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37137" calcext:value-type="float">
            <text:p>0.237137</text:p>
          </table:table-cell>
          <table:table-cell/>
          <table:table-cell table:formula="of:=INT(10/3)^3" office:value-type="float" office:value="27" calcext:value-type="float">
            <text:p>27</text:p>
          </table:table-cell>
          <table:table-cell office:value-type="float" office:value="0.0429393" calcext:value-type="float">
            <text:p>0.042939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72334394011" calcext:value-type="float">
            <text:p>0.0072334394</text:p>
          </table:table-cell>
          <table:table-cell/>
          <table:table-cell table:formula="of:=INT(20/3)^3" office:value-type="float" office:value="216" calcext:value-type="float">
            <text:p>216</text:p>
          </table:table-cell>
          <table:table-cell office:value-type="float" office:value="0.0161266327" calcext:value-type="float">
            <text:p>0.01612663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493751" calcext:value-type="float">
            <text:p>0.0493751</text:p>
          </table:table-cell>
          <table:table-cell/>
          <table:table-cell table:formula="of:=INT(20/3)^3" office:value-type="float" office:value="216" calcext:value-type="float">
            <text:p>216</text:p>
          </table:table-cell>
          <table:table-cell office:value-type="float" office:value="0.0161265" calcext:value-type="float">
            <text:p>0.0161265</text:p>
          </table:table-cell>
        </table:table-row>
        <table:table-row table:style-name="ro1">
          <table:table-cell/>
          <table:table-cell table:formula="of:=[.B20]*10" office:value-type="float" office:value="100" calcext:value-type="float">
            <text:p>100</text:p>
          </table:table-cell>
          <table:table-cell office:value-type="float" office:value="0.132344203765" calcext:value-type="float">
            <text:p>0.1323442038</text:p>
          </table:table-cell>
          <table:table-cell/>
          <table:table-cell table:formula="of:=INT(30/3)^3" office:value-type="float" office:value="1000" calcext:value-type="float">
            <text:p>1000</text:p>
          </table:table-cell>
          <table:table-cell office:value-type="float" office:value="0.00774693489" calcext:value-type="float">
            <text:p>0.0077469349</text:p>
          </table:table-cell>
          <table:table-cell/>
          <table:table-cell table:formula="of:=[.H20]*10" office:value-type="float" office:value="100" calcext:value-type="float">
            <text:p>100</text:p>
          </table:table-cell>
          <table:table-cell office:value-type="float" office:value="0.01000654" calcext:value-type="float">
            <text:p>0.01000654</text:p>
          </table:table-cell>
          <table:table-cell/>
          <table:table-cell table:formula="of:=INT(30/3)^3" office:value-type="float" office:value="1000" calcext:value-type="float">
            <text:p>1000</text:p>
          </table:table-cell>
          <table:table-cell office:value-type="float" office:value="0.00774721" calcext:value-type="float">
            <text:p>0.00774721</text:p>
          </table:table-cell>
        </table:table-row>
        <table:table-row table:style-name="ro1">
          <table:table-cell/>
          <table:table-cell table:formula="of:=[.B21]*10" office:value-type="float" office:value="1000" calcext:value-type="float">
            <text:p>1000</text:p>
          </table:table-cell>
          <table:table-cell office:value-type="float" office:value="0.026542434116" calcext:value-type="float">
            <text:p>0.0265424341</text:p>
          </table:table-cell>
          <table:table-cell/>
          <table:table-cell table:formula="of:=INT(40/3)^3" office:value-type="float" office:value="2197" calcext:value-type="float">
            <text:p>2197</text:p>
          </table:table-cell>
          <table:table-cell office:value-type="float" office:value="0.00529932976" calcext:value-type="float">
            <text:p>0.0052993298</text:p>
          </table:table-cell>
          <table:table-cell/>
          <table:table-cell table:formula="of:=[.H21]*10" office:value-type="float" office:value="1000" calcext:value-type="float">
            <text:p>1000</text:p>
          </table:table-cell>
          <table:table-cell office:value-type="float" office:value="0.0117033" calcext:value-type="float">
            <text:p>0.0117033</text:p>
          </table:table-cell>
          <table:table-cell/>
          <table:table-cell table:formula="of:=INT(40/3)^3" office:value-type="float" office:value="2197" calcext:value-type="float">
            <text:p>2197</text:p>
          </table:table-cell>
          <table:table-cell office:value-type="float" office:value="0.00530032" calcext:value-type="float">
            <text:p>0.00530032</text:p>
          </table:table-cell>
        </table:table-row>
        <table:table-row table:style-name="ro1">
          <table:table-cell/>
          <table:table-cell table:formula="of:=[.B22]*10" office:value-type="float" office:value="10000" calcext:value-type="float">
            <text:p>10000</text:p>
          </table:table-cell>
          <table:table-cell office:value-type="float" office:value="0.006722327015" calcext:value-type="float">
            <text:p>0.006722327</text:p>
          </table:table-cell>
          <table:table-cell/>
          <table:table-cell table:formula="of:=INT(50/3)^3" office:value-type="float" office:value="4096" calcext:value-type="float">
            <text:p>4096</text:p>
          </table:table-cell>
          <table:table-cell office:value-type="float" office:value="0.00392127037" calcext:value-type="float">
            <text:p>0.0039212704</text:p>
          </table:table-cell>
          <table:table-cell/>
          <table:table-cell table:formula="of:=[.H22]*10" office:value-type="float" office:value="10000" calcext:value-type="float">
            <text:p>10000</text:p>
          </table:table-cell>
          <table:table-cell office:value-type="float" office:value="0.0056666" calcext:value-type="float">
            <text:p>0.0056666</text:p>
          </table:table-cell>
          <table:table-cell/>
          <table:table-cell table:formula="of:=INT(50/3)^3" office:value-type="float" office:value="4096" calcext:value-type="float">
            <text:p>4096</text:p>
          </table:table-cell>
          <table:table-cell office:value-type="float" office:value="0.00392015" calcext:value-type="float">
            <text:p>0.00392015</text:p>
          </table:table-cell>
        </table:table-row>
        <table:table-row table:style-name="ro1">
          <table:table-cell/>
          <table:table-cell table:formula="of:=[.B23]*10" office:value-type="float" office:value="100000" calcext:value-type="float">
            <text:p>100000</text:p>
          </table:table-cell>
          <table:table-cell office:value-type="float" office:value="0.000093630294" calcext:value-type="float">
            <text:p>9.3630294E-005</text:p>
          </table:table-cell>
          <table:table-cell/>
          <table:table-cell table:formula="of:=INT(60/3)^3" office:value-type="float" office:value="8000" calcext:value-type="float">
            <text:p>8000</text:p>
          </table:table-cell>
          <table:table-cell office:value-type="float" office:value="0.00283396244" calcext:value-type="float">
            <text:p>0.0028339624</text:p>
          </table:table-cell>
          <table:table-cell/>
          <table:table-cell table:formula="of:=[.H23]*10" office:value-type="float" office:value="100000" calcext:value-type="float">
            <text:p>100000</text:p>
          </table:table-cell>
          <table:table-cell office:value-type="float" office:value="0.00227923" calcext:value-type="float">
            <text:p>0.00227923</text:p>
          </table:table-cell>
          <table:table-cell/>
          <table:table-cell table:formula="of:=INT(60/3)^3" office:value-type="float" office:value="8000" calcext:value-type="float">
            <text:p>8000</text:p>
          </table:table-cell>
          <table:table-cell office:value-type="float" office:value="0.0028317" calcext:value-type="float">
            <text:p>0.0028317</text:p>
          </table:table-cell>
        </table:table-row>
        <table:table-row table:style-name="ro1">
          <table:table-cell/>
          <table:table-cell table:formula="of:=[.B24]*10" office:value-type="float" office:value="1000000" calcext:value-type="float">
            <text:p>1000000</text:p>
          </table:table-cell>
          <table:table-cell office:value-type="float" office:value="0.00082907147707" calcext:value-type="float">
            <text:p>0.0008290715</text:p>
          </table:table-cell>
          <table:table-cell/>
          <table:table-cell table:formula="of:=INT(70/3)^3" office:value-type="float" office:value="12167" calcext:value-type="float">
            <text:p>12167</text:p>
          </table:table-cell>
          <table:table-cell office:value-type="float" office:value="0.00230801105" calcext:value-type="float">
            <text:p>0.0023080111</text:p>
          </table:table-cell>
          <table:table-cell/>
          <table:table-cell table:formula="of:=[.H24]*10" office:value-type="float" office:value="1000000" calcext:value-type="float">
            <text:p>1000000</text:p>
          </table:table-cell>
          <table:table-cell office:value-type="float" office:value="0.000119611" calcext:value-type="float">
            <text:p>0.000119611</text:p>
          </table:table-cell>
          <table:table-cell/>
          <table:table-cell table:formula="of:=INT(70/3)^3" office:value-type="float" office:value="12167" calcext:value-type="float">
            <text:p>12167</text:p>
          </table:table-cell>
          <table:table-cell office:value-type="float" office:value="0.00230858" calcext:value-type="float">
            <text:p>0.00230858</text:p>
          </table:table-cell>
        </table:table-row>
        <table:table-row table:style-name="ro1">
          <table:table-cell/>
          <table:table-cell table:formula="of:=[.B25]*10" office:value-type="float" office:value="10000000" calcext:value-type="float">
            <text:p>10000000</text:p>
          </table:table-cell>
          <table:table-cell office:value-type="float" office:value="0.000158906645" calcext:value-type="float">
            <text:p>0.0001589066</text:p>
          </table:table-cell>
          <table:table-cell/>
          <table:table-cell table:formula="of:=INT(80/3)^3" office:value-type="float" office:value="17576" calcext:value-type="float">
            <text:p>17576</text:p>
          </table:table-cell>
          <table:table-cell office:value-type="float" office:value="0.00192940235" calcext:value-type="float">
            <text:p>0.0019294024</text:p>
          </table:table-cell>
          <table:table-cell/>
          <table:table-cell table:formula="of:=[.H25]*10" office:value-type="float" office:value="10000000" calcext:value-type="float">
            <text:p>10000000</text:p>
          </table:table-cell>
          <table:table-cell office:value-type="float" office:value="0.000148442" calcext:value-type="float">
            <text:p>0.000148442</text:p>
          </table:table-cell>
          <table:table-cell/>
          <table:table-cell table:formula="of:=INT(80/3)^3" office:value-type="float" office:value="17576" calcext:value-type="float">
            <text:p>17576</text:p>
          </table:table-cell>
          <table:table-cell office:value-type="float" office:value="0.00192931" calcext:value-type="float">
            <text:p>0.00192931</text:p>
          </table:table-cell>
        </table:table-row>
        <table:table-row table:style-name="ro1">
          <table:table-cell/>
          <table:table-cell table:formula="of:=[.B26]*10" office:value-type="float" office:value="100000000" calcext:value-type="float">
            <text:p>100000000</text:p>
          </table:table-cell>
          <table:table-cell office:value-type="float" office:value="0.0000355110741" calcext:value-type="float">
            <text:p>3.55110741E-005</text:p>
          </table:table-cell>
          <table:table-cell/>
          <table:table-cell table:formula="of:=INT(90/3)^3" office:value-type="float" office:value="27000" calcext:value-type="float">
            <text:p>27000</text:p>
          </table:table-cell>
          <table:table-cell office:value-type="float" office:value="0.00156784058" calcext:value-type="float">
            <text:p>0.0015678406</text:p>
          </table:table-cell>
          <table:table-cell/>
          <table:table-cell table:formula="of:=[.H26]*10" office:value-type="float" office:value="100000000" calcext:value-type="float">
            <text:p>100000000</text:p>
          </table:table-cell>
          <table:table-cell office:value-type="float" office:value="0.0000792156" calcext:value-type="float">
            <text:p>7.92156E-005</text:p>
          </table:table-cell>
          <table:table-cell/>
          <table:table-cell table:formula="of:=INT(90/3)^3" office:value-type="float" office:value="27000" calcext:value-type="float">
            <text:p>27000</text:p>
          </table:table-cell>
          <table:table-cell office:value-type="float" office:value="0.00156415" calcext:value-type="float">
            <text:p>0.00156415</text:p>
          </table:table-cell>
        </table:table-row>
        <table:table-row table:style-name="ro1">
          <table:table-cell/>
          <table:table-cell table:formula="of:=[.B27]*10" office:value-type="float" office:value="1000000000" calcext:value-type="float">
            <text:p>1000000000</text:p>
          </table:table-cell>
          <table:table-cell office:value-type="float" office:value="0.00001668367886" calcext:value-type="float">
            <text:p>1.668367886E-005</text:p>
          </table:table-cell>
          <table:table-cell/>
          <table:table-cell table:formula="of:=INT(100/3)^3" office:value-type="float" office:value="35937" calcext:value-type="float">
            <text:p>35937</text:p>
          </table:table-cell>
          <table:table-cell office:value-type="float" office:value="0.00135731697" calcext:value-type="float">
            <text:p>0.001357317</text:p>
          </table:table-cell>
          <table:table-cell/>
          <table:table-cell table:formula="of:=[.H27]*10" office:value-type="float" office:value="1000000000" calcext:value-type="float">
            <text:p>1000000000</text:p>
          </table:table-cell>
          <table:table-cell office:value-type="float" office:value="0.0000079619" calcext:value-type="float">
            <text:p>7.9619E-006</text:p>
          </table:table-cell>
          <table:table-cell/>
          <table:table-cell table:formula="of:=INT(100/3)^3" office:value-type="float" office:value="35937" calcext:value-type="float">
            <text:p>35937</text:p>
          </table:table-cell>
          <table:table-cell office:value-type="float" office:value="0.00135989" calcext:value-type="float">
            <text:p>0.0013598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" office:value-type="string" calcext:value-type="string">
            <text:p>10 Dimension</text:p>
          </table:table-cell>
          <table:table-cell table:number-columns-repeated="5"/>
          <table:table-cell table:style-name="ce3" office:value-type="string" calcext:value-type="string">
            <text:p>10 Dimension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Monte Carlo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Midpoint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Monte Carlo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Midpoint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7917010457" calcext:value-type="float">
            <text:p>0.79170104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2032471" calcext:value-type="float">
            <text:p>0.8020324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02941" calcext:value-type="float">
            <text:p>0.5029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2032" calcext:value-type="float">
            <text:p>0.80203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96597208547" calcext:value-type="float">
            <text:p>0.7965972085</text:p>
          </table:table-cell>
          <table:table-cell/>
          <table:table-cell table:formula="of:=2^10" office:value-type="float" office:value="1024" calcext:value-type="float">
            <text:p>1024</text:p>
          </table:table-cell>
          <table:table-cell office:value-type="float" office:value="0.274090827" calcext:value-type="float">
            <text:p>0.2740908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12782" calcext:value-type="float">
            <text:p>0.912782</text:p>
          </table:table-cell>
          <table:table-cell/>
          <table:table-cell table:formula="of:=2^10" office:value-type="float" office:value="1024" calcext:value-type="float">
            <text:p>1024</text:p>
          </table:table-cell>
          <table:table-cell office:value-type="float" office:value="0.274091" calcext:value-type="float">
            <text:p>0.274091</text:p>
          </table:table-cell>
        </table:table-row>
        <table:table-row table:style-name="ro1">
          <table:table-cell/>
          <table:table-cell table:formula="of:=[.B34]*10" office:value-type="float" office:value="100" calcext:value-type="float">
            <text:p>100</text:p>
          </table:table-cell>
          <table:table-cell office:value-type="float" office:value="0.194690875992" calcext:value-type="float">
            <text:p>0.194690876</text:p>
          </table:table-cell>
          <table:table-cell/>
          <table:table-cell table:formula="of:=3^10" office:value-type="float" office:value="59049" calcext:value-type="float">
            <text:p>59049</text:p>
          </table:table-cell>
          <table:table-cell office:value-type="float" office:value="0.150439411" calcext:value-type="float">
            <text:p>0.150439411</text:p>
          </table:table-cell>
          <table:table-cell/>
          <table:table-cell table:formula="of:=[.H34]*10" office:value-type="float" office:value="100" calcext:value-type="float">
            <text:p>100</text:p>
          </table:table-cell>
          <table:table-cell office:value-type="float" office:value="0.0213416" calcext:value-type="float">
            <text:p>0.0213416</text:p>
          </table:table-cell>
          <table:table-cell/>
          <table:table-cell table:formula="of:=3^10" office:value-type="float" office:value="59049" calcext:value-type="float">
            <text:p>59049</text:p>
          </table:table-cell>
          <table:table-cell office:value-type="float" office:value="0.150439" calcext:value-type="float">
            <text:p>0.150439</text:p>
          </table:table-cell>
        </table:table-row>
        <table:table-row table:style-name="ro1">
          <table:table-cell/>
          <table:table-cell table:formula="of:=[.B35]*10" office:value-type="float" office:value="1000" calcext:value-type="float">
            <text:p>1000</text:p>
          </table:table-cell>
          <table:table-cell office:value-type="float" office:value="0.0061648349463" calcext:value-type="float">
            <text:p>0.0061648349</text:p>
          </table:table-cell>
          <table:table-cell/>
          <table:table-cell table:formula="of:=4^10" office:value-type="float" office:value="1048576" calcext:value-type="float">
            <text:p>1048576</text:p>
          </table:table-cell>
          <table:table-cell office:value-type="float" office:value="0.0987967625" calcext:value-type="float">
            <text:p>0.0987967625</text:p>
          </table:table-cell>
          <table:table-cell/>
          <table:table-cell table:formula="of:=[.H35]*10" office:value-type="float" office:value="1000" calcext:value-type="float">
            <text:p>1000</text:p>
          </table:table-cell>
          <table:table-cell office:value-type="float" office:value="0.0375467" calcext:value-type="float">
            <text:p>0.0375467</text:p>
          </table:table-cell>
          <table:table-cell/>
          <table:table-cell table:formula="of:=4^10" office:value-type="float" office:value="1048576" calcext:value-type="float">
            <text:p>1048576</text:p>
          </table:table-cell>
          <table:table-cell office:value-type="float" office:value="0.0987968" calcext:value-type="float">
            <text:p>0.0987968</text:p>
          </table:table-cell>
        </table:table-row>
        <table:table-row table:style-name="ro1">
          <table:table-cell/>
          <table:table-cell table:formula="of:=[.B36]*10" office:value-type="float" office:value="10000" calcext:value-type="float">
            <text:p>10000</text:p>
          </table:table-cell>
          <table:table-cell office:value-type="float" office:value="0.0050419423405" calcext:value-type="float">
            <text:p>0.0050419423</text:p>
          </table:table-cell>
          <table:table-cell/>
          <table:table-cell table:formula="of:=5^10" office:value-type="float" office:value="9765625" calcext:value-type="float">
            <text:p>9765625</text:p>
          </table:table-cell>
          <table:table-cell office:value-type="float" office:value="0.0713970885" calcext:value-type="float">
            <text:p>0.0713970885</text:p>
          </table:table-cell>
          <table:table-cell/>
          <table:table-cell table:formula="of:=[.H36]*10" office:value-type="float" office:value="10000" calcext:value-type="float">
            <text:p>10000</text:p>
          </table:table-cell>
          <table:table-cell office:value-type="float" office:value="0.0106845" calcext:value-type="float">
            <text:p>0.0106845</text:p>
          </table:table-cell>
          <table:table-cell/>
          <table:table-cell table:formula="of:=5^10" office:value-type="float" office:value="9765625" calcext:value-type="float">
            <text:p>9765625</text:p>
          </table:table-cell>
          <table:table-cell office:value-type="float" office:value="0.0713965" calcext:value-type="float">
            <text:p>0.0713965</text:p>
          </table:table-cell>
        </table:table-row>
        <table:table-row table:style-name="ro1">
          <table:table-cell/>
          <table:table-cell table:formula="of:=[.B37]*10" office:value-type="float" office:value="100000" calcext:value-type="float">
            <text:p>100000</text:p>
          </table:table-cell>
          <table:table-cell office:value-type="float" office:value="0.002115252211" calcext:value-type="float">
            <text:p>0.0021152522</text:p>
          </table:table-cell>
          <table:table-cell/>
          <table:table-cell table:formula="of:=6^10" office:value-type="float" office:value="60466176" calcext:value-type="float">
            <text:p>60466176</text:p>
          </table:table-cell>
          <table:table-cell office:value-type="float" office:value="0.0547742359" calcext:value-type="float">
            <text:p>0.0547742359</text:p>
          </table:table-cell>
          <table:table-cell/>
          <table:table-cell table:formula="of:=[.H37]*10" office:value-type="float" office:value="100000" calcext:value-type="float">
            <text:p>100000</text:p>
          </table:table-cell>
          <table:table-cell office:value-type="float" office:value="0.00180739" calcext:value-type="float">
            <text:p>0.00180739</text:p>
          </table:table-cell>
          <table:table-cell/>
          <table:table-cell table:formula="of:=6^10" office:value-type="float" office:value="60466176" calcext:value-type="float">
            <text:p>60466176</text:p>
          </table:table-cell>
          <table:table-cell office:value-type="float" office:value="0.0547737" calcext:value-type="float">
            <text:p>0.0547737</text:p>
          </table:table-cell>
        </table:table-row>
        <table:table-row table:style-name="ro1">
          <table:table-cell/>
          <table:table-cell table:formula="of:=[.B38]*10" office:value-type="float" office:value="1000000" calcext:value-type="float">
            <text:p>1000000</text:p>
          </table:table-cell>
          <table:table-cell office:value-type="float" office:value="0.001425110234" calcext:value-type="float">
            <text:p>0.0014251102</text:p>
          </table:table-cell>
          <table:table-cell/>
          <table:table-cell table:formula="of:=7^10" office:value-type="float" office:value="282475249" calcext:value-type="float">
            <text:p>282475249</text:p>
          </table:table-cell>
          <table:table-cell office:value-type="float" office:value="0.043780379" calcext:value-type="float">
            <text:p>0.043780379</text:p>
          </table:table-cell>
          <table:table-cell/>
          <table:table-cell table:formula="of:=[.H38]*10" office:value-type="float" office:value="1000000" calcext:value-type="float">
            <text:p>1000000</text:p>
          </table:table-cell>
          <table:table-cell office:value-type="float" office:value="0.00119436" calcext:value-type="float">
            <text:p>0.00119436</text:p>
          </table:table-cell>
          <table:table-cell/>
          <table:table-cell table:formula="of:=7^10" office:value-type="float" office:value="282475249" calcext:value-type="float">
            <text:p>282475249</text:p>
          </table:table-cell>
          <table:table-cell office:value-type="float" office:value="0.0437796" calcext:value-type="float">
            <text:p>0.0437796</text:p>
          </table:table-cell>
        </table:table-row>
        <table:table-row table:style-name="ro1">
          <table:table-cell/>
          <table:table-cell table:formula="of:=[.B39]*10" office:value-type="float" office:value="10000000" calcext:value-type="float">
            <text:p>10000000</text:p>
          </table:table-cell>
          <table:table-cell office:value-type="float" office:value="0.000160948681289" calcext:value-type="float">
            <text:p>0.0001609487</text:p>
          </table:table-cell>
          <table:table-cell/>
          <table:table-cell table:formula="of:=8^10" office:value-type="float" office:value="1073741824" calcext:value-type="float">
            <text:p>1073741824</text:p>
          </table:table-cell>
          <table:table-cell office:value-type="float" office:value="0.0360545292" calcext:value-type="float">
            <text:p>0.0360545292</text:p>
          </table:table-cell>
          <table:table-cell/>
          <table:table-cell table:formula="of:=[.H39]*10" office:value-type="float" office:value="10000000" calcext:value-type="float">
            <text:p>10000000</text:p>
          </table:table-cell>
          <table:table-cell office:value-type="float" office:value="0.0000634673" calcext:value-type="float">
            <text:p>6.34673E-005</text:p>
          </table:table-cell>
          <table:table-cell/>
          <table:table-cell table:formula="of:=8^10" office:value-type="float" office:value="1073741824" calcext:value-type="float">
            <text:p>1073741824</text:p>
          </table:table-cell>
          <table:table-cell office:value-type="float" office:value="0.0360545" calcext:value-type="float">
            <text:p>0.0360545</text:p>
          </table:table-cell>
        </table:table-row>
        <table:table-row table:style-name="ro1">
          <table:table-cell/>
          <table:table-cell table:formula="of:=[.B40]*10" office:value-type="float" office:value="100000000" calcext:value-type="float">
            <text:p>100000000</text:p>
          </table:table-cell>
          <table:table-cell office:value-type="float" office:value="0.000253110520629" calcext:value-type="float">
            <text:p>0.0002531105</text:p>
          </table:table-cell>
          <table:table-cell/>
          <table:table-cell table:formula="of:=9^10" office:value-type="float" office:value="3486784401" calcext:value-type="float">
            <text:p>3486784401</text:p>
          </table:table-cell>
          <table:table-cell office:value-type="float" office:value="0.030377777" calcext:value-type="float">
            <text:p>0.030377777</text:p>
          </table:table-cell>
          <table:table-cell/>
          <table:table-cell table:formula="of:=[.H40]*10" office:value-type="float" office:value="100000000" calcext:value-type="float">
            <text:p>100000000</text:p>
          </table:table-cell>
          <table:table-cell office:value-type="float" office:value="0.0000332693" calcext:value-type="float">
            <text:p>3.32693E-005</text:p>
          </table:table-cell>
          <table:table-cell/>
          <table:table-cell table:formula="of:=9^10" office:value-type="float" office:value="3486784401" calcext:value-type="float">
            <text:p>3486784401</text:p>
          </table:table-cell>
          <table:table-cell office:value-type="float" office:value="0.030374" calcext:value-type="float">
            <text:p>0.030374</text:p>
          </table:table-cell>
        </table:table-row>
        <table:table-row table:style-name="ro1">
          <table:table-cell/>
          <table:table-cell table:formula="of:=[.B41]*10" office:value-type="float" office:value="1000000000" calcext:value-type="float">
            <text:p>1000000000</text:p>
          </table:table-cell>
          <table:table-cell office:value-type="float" office:value="0.0000004812652854" calcext:value-type="float">
            <text:p>4.812652854E-007</text:p>
          </table:table-cell>
          <table:table-cell/>
          <table:table-cell table:formula="of:=10^10" office:value-type="float" office:value="10000000000" calcext:value-type="float">
            <text:p>10000000000</text:p>
          </table:table-cell>
          <table:table-cell office:value-type="float" office:value="0.026058765" calcext:value-type="float">
            <text:p>0.026058765</text:p>
          </table:table-cell>
          <table:table-cell/>
          <table:table-cell table:formula="of:=[.H41]*10" office:value-type="float" office:value="1000000000" calcext:value-type="float">
            <text:p>1000000000</text:p>
          </table:table-cell>
          <table:table-cell office:value-type="float" office:value="0.000000374503" calcext:value-type="float">
            <text:p>3.74503E-007</text:p>
          </table:table-cell>
          <table:table-cell/>
          <table:table-cell table:formula="of:=10^10" office:value-type="float" office:value="10000000000" calcext:value-type="float">
            <text:p>10000000000</text:p>
          </table:table-cell>
          <table:table-cell office:value-type="float" office:value="0.0260582" calcext:value-type="float">
            <text:p>0.026058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Time No Opt</text:p>
          </table:table-cell>
          <table:table-cell office:value-type="float" office:value="77138" calcext:value-type="float">
            <text:p>77138</text:p>
          </table:table-cell>
          <table:table-cell table:number-columns-repeated="4"/>
          <table:table-cell office:value-type="string" calcext:value-type="string">
            <text:p>Time No Opt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 Opt</text:p>
          </table:table-cell>
          <table:table-cell office:value-type="float" office:value="1720" calcext:value-type="float">
            <text:p>1720</text:p>
          </table:table-cell>
          <table:table-cell table:number-columns-repeated="4"/>
          <table:table-cell office:value-type="string" calcext:value-type="string">
            <text:p>Time Opt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10-14T19:34:00.579738317</meta:creation-date>
    <dc:date>2014-10-16T19:20:59.393250937</dc:date>
    <dc:creator>Alex </dc:creator>
    <meta:editing-duration>P1DT23H35M32S</meta:editing-duration>
    <meta:editing-cycles>19</meta:editing-cycles>
    <meta:generator>LibreOffice/4.2.6.3$Linux_X86_64 LibreOffice_project/420m0$Build-3</meta:generator>
    <meta:document-statistic meta:table-count="1" meta:cell-count="29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38cm" svg:height="16.182cm" xlink:href=".." xlink:type="simple" chart:class="chart:scatter" chart:style-name="ch1">
        <chart:title svg:x="12.155cm" svg:y="0.459cm" chart:style-name="ch2">
          <text:p>1 Dimension</text:p>
        </chart:title>
        <chart:legend chart:legend-position="end" svg:x="22.551cm" svg:y="7.045cm" style:legend-expansion="high" chart:style-name="ch3"/>
        <chart:plot-area chart:style-name="ch4" table:cell-range-address="Sheet1.H30:Sheet1.H32 Sheet1.B5:Sheet1.C14 Sheet1.F5:Sheet1.F14 Sheet1.I5:Sheet1.I14 Sheet1.L5:Sheet1.L14" chart:data-source-has-labels="row" svg:x="1.549cm" svg:y="2.233cm" svg:width="19.926cm" svg:height="12.645cm">
          <chartooo:coordinate-region svg:x="3.017cm" svg:y="2.432cm" svg:width="17.53cm" svg:height="11.799cm"/>
          <chart:axis chart:dimension="x" chart:name="primary-x" chart:style-name="ch5">
            <chart:title svg:x="10.82cm" svg:y="15.201cm" chart:style-name="ch6">
              <text:p>Histories</text:p>
            </chart:title>
          </chart:axis>
          <chart:axis chart:dimension="y" chart:name="primary-y" chart:style-name="ch5">
            <chart:title svg:x="0.451cm" svg:y="9.591cm" chart:style-name="ch7">
              <text:p>Rel, abs error</text:p>
            </chart:title>
            <chart:grid chart:style-name="ch8" chart:class="major"/>
          </chart:axis>
          <chart:series chart:style-name="ch9" chart:values-cell-range-address="Sheet1.C5:Sheet1.C14" chart:label-cell-address="&quot;Monte Carlo Fortran&quot;" chart:class="chart:scatter">
            <chart:domain table:cell-range-address="Sheet1.B5:Sheet1.B14"/>
            <chart:data-point chart:repeated="10"/>
          </chart:series>
          <chart:series chart:style-name="ch10" chart:values-cell-range-address="Sheet1.F5:Sheet1.F14" chart:label-cell-address="&quot;Midpoint Fortran&quot;" chart:class="chart:scatter">
            <chart:domain table:cell-range-address="Sheet1.E5:Sheet1.E14"/>
            <chart:data-point chart:repeated="10"/>
          </chart:series>
          <chart:series chart:style-name="ch11" chart:values-cell-range-address="Sheet1.I5:Sheet1.I14" chart:label-cell-address="&quot;Monte Carlo C++&quot;" chart:class="chart:scatter">
            <chart:domain table:cell-range-address="Sheet1.H5:Sheet1.H14"/>
            <chart:data-point chart:repeated="10"/>
          </chart:series>
          <chart:series chart:style-name="ch12" chart:values-cell-range-address="Sheet1.L5:Sheet1.L14" chart:label-cell-address="&quot;Midpoint C++&quot;" chart:class="chart:scatter">
            <chart:domain table:cell-range-address="Sheet1.K5:Sheet1.K14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nte Carlo Fortran</text:p>
              </table:table-cell>
              <table:table-cell office:value-type="string">
                <text:p>Column E</text:p>
              </table:table-cell>
              <table:table-cell office:value-type="string">
                <text:p>Midpoint Fortran</text:p>
              </table:table-cell>
              <table:table-cell office:value-type="string">
                <text:p>Column H</text:p>
              </table:table-cell>
              <table:table-cell office:value-type="string">
                <text:p>Monte Carlo C++</text:p>
              </table:table-cell>
              <table:table-cell office:value-type="string">
                <text:p>Column K</text:p>
              </table:table-cell>
              <table:table-cell office:value-type="string">
                <text:p>Midpoint C++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5:Sheet1.B14</svg:desc>
                </draw:g>
              </table:table-cell>
              <table:table-cell office:value-type="float" office:value="0.261627">
                <text:p>0.261627</text:p>
                <draw:g>
                  <svg:desc>Sheet1.C5:Sheet1.C14</svg:desc>
                </draw:g>
              </table:table-cell>
              <table:table-cell office:value-type="float" office:value="10">
                <text:p>10</text:p>
                <draw:g>
                  <svg:desc>Sheet1.E5:Sheet1.E14</svg:desc>
                </draw:g>
              </table:table-cell>
              <table:table-cell office:value-type="float" office:value="0.002575755">
                <text:p>0.002575755</text:p>
                <draw:g>
                  <svg:desc>Sheet1.F5:Sheet1.F14</svg:desc>
                </draw:g>
              </table:table-cell>
              <table:table-cell office:value-type="float" office:value="5">
                <text:p>5</text:p>
                <draw:g>
                  <svg:desc>Sheet1.H5:Sheet1.H14</svg:desc>
                </draw:g>
              </table:table-cell>
              <table:table-cell office:value-type="float" office:value="0.283371">
                <text:p>0.283371</text:p>
                <draw:g>
                  <svg:desc>Sheet1.I5:Sheet1.I14</svg:desc>
                </draw:g>
              </table:table-cell>
              <table:table-cell office:value-type="float" office:value="10">
                <text:p>10</text:p>
                <draw:g>
                  <svg:desc>Sheet1.K5:Sheet1.K14</svg:desc>
                </draw:g>
              </table:table-cell>
              <table:table-cell office:value-type="float" office:value="0.00257576">
                <text:p>0.00257576</text:p>
                <draw:g>
                  <svg:desc>Sheet1.L5:Sheet1.L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3735842">
                <text:p>0.03735842</text:p>
              </table:table-cell>
              <table:table-cell office:value-type="float" office:value="20">
                <text:p>20</text:p>
              </table:table-cell>
              <table:table-cell office:value-type="float" office:value="0.00094282627">
                <text:p>0.00094282627</text:p>
              </table:table-cell>
              <table:table-cell office:value-type="float" office:value="10">
                <text:p>10</text:p>
              </table:table-cell>
              <table:table-cell office:value-type="float" office:value="0.117376">
                <text:p>0.117376</text:p>
              </table:table-cell>
              <table:table-cell office:value-type="float" office:value="20">
                <text:p>20</text:p>
              </table:table-cell>
              <table:table-cell office:value-type="float" office:value="0.00094301">
                <text:p>0.00094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3931704">
                <text:p>0.03931704</text:p>
              </table:table-cell>
              <table:table-cell office:value-type="float" office:value="30">
                <text:p>30</text:p>
              </table:table-cell>
              <table:table-cell office:value-type="float" office:value="0.000521063805">
                <text:p>0.000521063805</text:p>
              </table:table-cell>
              <table:table-cell office:value-type="float" office:value="100">
                <text:p>100</text:p>
              </table:table-cell>
              <table:table-cell office:value-type="float" office:value="0.0580915">
                <text:p>0.0580915</text:p>
              </table:table-cell>
              <table:table-cell office:value-type="float" office:value="30">
                <text:p>30</text:p>
              </table:table-cell>
              <table:table-cell office:value-type="float" office:value="0.000521112">
                <text:p>0.000521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1812609">
                <text:p>0.01812609</text:p>
              </table:table-cell>
              <table:table-cell office:value-type="float" office:value="40">
                <text:p>40</text:p>
              </table:table-cell>
              <table:table-cell office:value-type="float" office:value="0.000341534615">
                <text:p>0.000341534615</text:p>
              </table:table-cell>
              <table:table-cell office:value-type="float" office:value="1000">
                <text:p>1000</text:p>
              </table:table-cell>
              <table:table-cell office:value-type="float" office:value="0.01203">
                <text:p>0.01203</text:p>
              </table:table-cell>
              <table:table-cell office:value-type="float" office:value="40">
                <text:p>40</text:p>
              </table:table-cell>
              <table:table-cell office:value-type="float" office:value="0.000341493">
                <text:p>0.0003414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00298353">
                <text:p>0.00298353</text:p>
              </table:table-cell>
              <table:table-cell office:value-type="float" office:value="50">
                <text:p>50</text:p>
              </table:table-cell>
              <table:table-cell office:value-type="float" office:value="0.00024509555">
                <text:p>0.00024509555</text:p>
              </table:table-cell>
              <table:table-cell office:value-type="float" office:value="10000">
                <text:p>10000</text:p>
              </table:table-cell>
              <table:table-cell office:value-type="float" office:value="0.00318865">
                <text:p>0.00318865</text:p>
              </table:table-cell>
              <table:table-cell office:value-type="float" office:value="50">
                <text:p>50</text:p>
              </table:table-cell>
              <table:table-cell office:value-type="float" office:value="0.000245828">
                <text:p>0.000245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0.00005220323">
                <text:p>0.00005220323</text:p>
              </table:table-cell>
              <table:table-cell office:value-type="float" office:value="60">
                <text:p>60</text:p>
              </table:table-cell>
              <table:table-cell office:value-type="float" office:value="0.00018775463">
                <text:p>0.00018775463</text:p>
              </table:table-cell>
              <table:table-cell office:value-type="float" office:value="100000">
                <text:p>100000</text:p>
              </table:table-cell>
              <table:table-cell office:value-type="float" office:value="0.0000292839">
                <text:p>0.0000292839</text:p>
              </table:table-cell>
              <table:table-cell office:value-type="float" office:value="60">
                <text:p>60</text:p>
              </table:table-cell>
              <table:table-cell office:value-type="float" office:value="0.000187836">
                <text:p>0.0001878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0.00016720777">
                <text:p>0.00016720777</text:p>
              </table:table-cell>
              <table:table-cell office:value-type="float" office:value="70">
                <text:p>70</text:p>
              </table:table-cell>
              <table:table-cell office:value-type="float" office:value="0.00014960765">
                <text:p>0.00014960765</text:p>
              </table:table-cell>
              <table:table-cell office:value-type="float" office:value="1000000">
                <text:p>1000000</text:p>
              </table:table-cell>
              <table:table-cell office:value-type="float" office:value="0.0000397249">
                <text:p>0.0000397249</text:p>
              </table:table-cell>
              <table:table-cell office:value-type="float" office:value="70">
                <text:p>70</text:p>
              </table:table-cell>
              <table:table-cell office:value-type="float" office:value="0.00014957">
                <text:p>0.00014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">
                <text:p>10000000</text:p>
              </table:table-cell>
              <table:table-cell office:value-type="float" office:value="0.0000587197968">
                <text:p>0.0000587197968</text:p>
              </table:table-cell>
              <table:table-cell office:value-type="float" office:value="80">
                <text:p>80</text:p>
              </table:table-cell>
              <table:table-cell office:value-type="float" office:value="0.000122785568">
                <text:p>0.000122785568</text:p>
              </table:table-cell>
              <table:table-cell office:value-type="float" office:value="10000000">
                <text:p>10000000</text:p>
              </table:table-cell>
              <table:table-cell office:value-type="float" office:value="0.0000446496">
                <text:p>0.0000446496</text:p>
              </table:table-cell>
              <table:table-cell office:value-type="float" office:value="80">
                <text:p>80</text:p>
              </table:table-cell>
              <table:table-cell office:value-type="float" office:value="0.000122759">
                <text:p>0.000122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00">
                <text:p>100000000</text:p>
              </table:table-cell>
              <table:table-cell office:value-type="float" office:value="0.0000144029724">
                <text:p>0.0000144029724</text:p>
              </table:table-cell>
              <table:table-cell office:value-type="float" office:value="90">
                <text:p>90</text:p>
              </table:table-cell>
              <table:table-cell office:value-type="float" office:value="0.000103116">
                <text:p>0.000103116</text:p>
              </table:table-cell>
              <table:table-cell office:value-type="float" office:value="100000000">
                <text:p>100000000</text:p>
              </table:table-cell>
              <table:table-cell office:value-type="float" office:value="0.0000229367">
                <text:p>0.0000229367</text:p>
              </table:table-cell>
              <table:table-cell office:value-type="float" office:value="90">
                <text:p>90</text:p>
              </table:table-cell>
              <table:table-cell office:value-type="float" office:value="0.000103112">
                <text:p>0.000103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00">
                <text:p>1000000000</text:p>
              </table:table-cell>
              <table:table-cell office:value-type="float" office:value="0.0000179348849">
                <text:p>0.0000179348849</text:p>
              </table:table-cell>
              <table:table-cell office:value-type="float" office:value="100">
                <text:p>100</text:p>
              </table:table-cell>
              <table:table-cell office:value-type="float" office:value="0.000088095665">
                <text:p>0.000088095665</text:p>
              </table:table-cell>
              <table:table-cell office:value-type="float" office:value="1000000000">
                <text:p>1000000000</text:p>
              </table:table-cell>
              <table:table-cell office:value-type="float" office:value="0.0000141025">
                <text:p>0.0000141025</text:p>
              </table:table-cell>
              <table:table-cell office:value-type="float" office:value="100">
                <text:p>100</text:p>
              </table:table-cell>
              <table:table-cell office:value-type="float" office:value="0.0000882077">
                <text:p>0.00008820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869cm" svg:height="16.516cm" xlink:href=".." xlink:type="simple" chart:class="chart:scatter" chart:style-name="ch1">
        <chart:title svg:x="11.948cm" svg:y="0.466cm" chart:style-name="ch2">
          <text:p>3 Dimensional</text:p>
        </chart:title>
        <chart:legend chart:legend-position="end" svg:x="22.482cm" svg:y="7.212cm" style:legend-expansion="high" chart:style-name="ch3"/>
        <chart:plot-area chart:style-name="ch4" table:cell-range-address="Sheet1.B19:Sheet1.C28 Sheet1.I19:Sheet1.I28 Sheet1.L19:Sheet1.L28 Sheet1.F19:Sheet1.F28" chart:data-source-has-labels="row" svg:x="1.548cm" svg:y="2.261cm" svg:width="19.86cm" svg:height="12.944cm">
          <chartooo:coordinate-region svg:x="3.201cm" svg:y="2.46cm" svg:width="17.279cm" svg:height="12.098cm"/>
          <chart:axis chart:dimension="x" chart:name="primary-x" chart:style-name="ch5">
            <chart:title svg:x="10.786cm" svg:y="15.535cm" chart:style-name="ch6">
              <text:p>Histories</text:p>
            </chart:title>
          </chart:axis>
          <chart:axis chart:dimension="y" chart:name="primary-y" chart:style-name="ch5">
            <chart:title svg:x="0.451cm" svg:y="9.769cm" chart:style-name="ch7">
              <text:p>Rel, abs error</text:p>
            </chart:title>
            <chart:grid chart:style-name="ch8" chart:class="major"/>
          </chart:axis>
          <chart:series chart:style-name="ch9" chart:values-cell-range-address="Sheet1.C19:Sheet1.C28" chart:label-cell-address="&quot;Monte Carlo Fortran&quot;" chart:class="chart:scatter">
            <chart:domain table:cell-range-address="Sheet1.B19:Sheet1.B28"/>
            <chart:data-point chart:repeated="10"/>
          </chart:series>
          <chart:series chart:style-name="ch10" chart:values-cell-range-address="Sheet1.I19:Sheet1.I28" chart:label-cell-address="&quot;Monte Carlo C++&quot;" chart:class="chart:scatter">
            <chart:domain table:cell-range-address="Sheet1.H19:Sheet1.H28"/>
            <chart:data-point chart:repeated="10"/>
          </chart:series>
          <chart:series chart:style-name="ch11" chart:values-cell-range-address="Sheet1.L19:Sheet1.L28" chart:label-cell-address="&quot;Midpoint C++&quot;" chart:class="chart:scatter">
            <chart:domain table:cell-range-address="Sheet1.K19:Sheet1.K28"/>
            <chart:data-point chart:repeated="10"/>
          </chart:series>
          <chart:series chart:style-name="ch12" chart:values-cell-range-address="Sheet1.F19:Sheet1.F28" chart:label-cell-address="&quot;Midpoint Fortran&quot;" chart:class="chart:scatter">
            <chart:domain table:cell-range-address="Sheet1.E19:Sheet1.E28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nte Carlo Fortran</text:p>
              </table:table-cell>
              <table:table-cell office:value-type="string">
                <text:p>Column H</text:p>
              </table:table-cell>
              <table:table-cell office:value-type="string">
                <text:p>Monte Carlo C++</text:p>
              </table:table-cell>
              <table:table-cell office:value-type="string">
                <text:p>Column K</text:p>
              </table:table-cell>
              <table:table-cell office:value-type="string">
                <text:p>Midpoint C++</text:p>
              </table:table-cell>
              <table:table-cell office:value-type="string">
                <text:p>Column E</text:p>
              </table:table-cell>
              <table:table-cell office:value-type="string">
                <text:p>Midpoint Fortr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19:Sheet1.B28</svg:desc>
                </draw:g>
              </table:table-cell>
              <table:table-cell office:value-type="float" office:value="0.32154391145">
                <text:p>0.32154391145</text:p>
                <draw:g>
                  <svg:desc>Sheet1.C19:Sheet1.C28</svg:desc>
                </draw:g>
              </table:table-cell>
              <table:table-cell office:value-type="float" office:value="5">
                <text:p>5</text:p>
                <draw:g>
                  <svg:desc>Sheet1.H19:Sheet1.H28</svg:desc>
                </draw:g>
              </table:table-cell>
              <table:table-cell office:value-type="float" office:value="0.237137">
                <text:p>0.237137</text:p>
                <draw:g>
                  <svg:desc>Sheet1.I19:Sheet1.I28</svg:desc>
                </draw:g>
              </table:table-cell>
              <table:table-cell office:value-type="float" office:value="27">
                <text:p>27</text:p>
                <draw:g>
                  <svg:desc>Sheet1.K19:Sheet1.K28</svg:desc>
                </draw:g>
              </table:table-cell>
              <table:table-cell office:value-type="float" office:value="0.0429393">
                <text:p>0.0429393</text:p>
                <draw:g>
                  <svg:desc>Sheet1.L19:Sheet1.L28</svg:desc>
                </draw:g>
              </table:table-cell>
              <table:table-cell office:value-type="float" office:value="27">
                <text:p>27</text:p>
                <draw:g>
                  <svg:desc>Sheet1.E19:Sheet1.E28</svg:desc>
                </draw:g>
              </table:table-cell>
              <table:table-cell office:value-type="float" office:value="0.0429395437">
                <text:p>0.0429395437</text:p>
                <draw:g>
                  <svg:desc>Sheet1.F19:Sheet1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72334394011">
                <text:p>0.0072334394011</text:p>
              </table:table-cell>
              <table:table-cell office:value-type="float" office:value="10">
                <text:p>10</text:p>
              </table:table-cell>
              <table:table-cell office:value-type="float" office:value="0.0493751">
                <text:p>0.0493751</text:p>
              </table:table-cell>
              <table:table-cell office:value-type="float" office:value="216">
                <text:p>216</text:p>
              </table:table-cell>
              <table:table-cell office:value-type="float" office:value="0.0161265">
                <text:p>0.0161265</text:p>
              </table:table-cell>
              <table:table-cell office:value-type="float" office:value="216">
                <text:p>216</text:p>
              </table:table-cell>
              <table:table-cell office:value-type="float" office:value="0.0161266327">
                <text:p>0.0161266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32344203765">
                <text:p>0.132344203765</text:p>
              </table:table-cell>
              <table:table-cell office:value-type="float" office:value="100">
                <text:p>100</text:p>
              </table:table-cell>
              <table:table-cell office:value-type="float" office:value="0.01000654">
                <text:p>0.01000654</text:p>
              </table:table-cell>
              <table:table-cell office:value-type="float" office:value="1000">
                <text:p>1000</text:p>
              </table:table-cell>
              <table:table-cell office:value-type="float" office:value="0.00774721">
                <text:p>0.00774721</text:p>
              </table:table-cell>
              <table:table-cell office:value-type="float" office:value="1000">
                <text:p>1000</text:p>
              </table:table-cell>
              <table:table-cell office:value-type="float" office:value="0.00774693489">
                <text:p>0.00774693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26542434116">
                <text:p>0.026542434116</text:p>
              </table:table-cell>
              <table:table-cell office:value-type="float" office:value="1000">
                <text:p>1000</text:p>
              </table:table-cell>
              <table:table-cell office:value-type="float" office:value="0.0117033">
                <text:p>0.0117033</text:p>
              </table:table-cell>
              <table:table-cell office:value-type="float" office:value="2197">
                <text:p>2197</text:p>
              </table:table-cell>
              <table:table-cell office:value-type="float" office:value="0.00530032">
                <text:p>0.00530032</text:p>
              </table:table-cell>
              <table:table-cell office:value-type="float" office:value="2197">
                <text:p>2197</text:p>
              </table:table-cell>
              <table:table-cell office:value-type="float" office:value="0.00529932976">
                <text:p>0.00529932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006722327015">
                <text:p>0.006722327015</text:p>
              </table:table-cell>
              <table:table-cell office:value-type="float" office:value="10000">
                <text:p>10000</text:p>
              </table:table-cell>
              <table:table-cell office:value-type="float" office:value="0.0056666">
                <text:p>0.0056666</text:p>
              </table:table-cell>
              <table:table-cell office:value-type="float" office:value="4096">
                <text:p>4096</text:p>
              </table:table-cell>
              <table:table-cell office:value-type="float" office:value="0.00392015">
                <text:p>0.00392015</text:p>
              </table:table-cell>
              <table:table-cell office:value-type="float" office:value="4096">
                <text:p>4096</text:p>
              </table:table-cell>
              <table:table-cell office:value-type="float" office:value="0.00392127037">
                <text:p>0.00392127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0.000093630294">
                <text:p>0.000093630294</text:p>
              </table:table-cell>
              <table:table-cell office:value-type="float" office:value="100000">
                <text:p>100000</text:p>
              </table:table-cell>
              <table:table-cell office:value-type="float" office:value="0.00227923">
                <text:p>0.00227923</text:p>
              </table:table-cell>
              <table:table-cell office:value-type="float" office:value="8000">
                <text:p>8000</text:p>
              </table:table-cell>
              <table:table-cell office:value-type="float" office:value="0.0028317">
                <text:p>0.0028317</text:p>
              </table:table-cell>
              <table:table-cell office:value-type="float" office:value="8000">
                <text:p>8000</text:p>
              </table:table-cell>
              <table:table-cell office:value-type="float" office:value="0.00283396244">
                <text:p>0.00283396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0.00082907147707">
                <text:p>0.00082907147707</text:p>
              </table:table-cell>
              <table:table-cell office:value-type="float" office:value="1000000">
                <text:p>1000000</text:p>
              </table:table-cell>
              <table:table-cell office:value-type="float" office:value="0.000119611">
                <text:p>0.000119611</text:p>
              </table:table-cell>
              <table:table-cell office:value-type="float" office:value="12167">
                <text:p>12167</text:p>
              </table:table-cell>
              <table:table-cell office:value-type="float" office:value="0.00230858">
                <text:p>0.00230858</text:p>
              </table:table-cell>
              <table:table-cell office:value-type="float" office:value="12167">
                <text:p>12167</text:p>
              </table:table-cell>
              <table:table-cell office:value-type="float" office:value="0.00230801105">
                <text:p>0.00230801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">
                <text:p>10000000</text:p>
              </table:table-cell>
              <table:table-cell office:value-type="float" office:value="0.000158906645">
                <text:p>0.000158906645</text:p>
              </table:table-cell>
              <table:table-cell office:value-type="float" office:value="10000000">
                <text:p>10000000</text:p>
              </table:table-cell>
              <table:table-cell office:value-type="float" office:value="0.000148442">
                <text:p>0.000148442</text:p>
              </table:table-cell>
              <table:table-cell office:value-type="float" office:value="17576">
                <text:p>17576</text:p>
              </table:table-cell>
              <table:table-cell office:value-type="float" office:value="0.00192931">
                <text:p>0.00192931</text:p>
              </table:table-cell>
              <table:table-cell office:value-type="float" office:value="17576">
                <text:p>17576</text:p>
              </table:table-cell>
              <table:table-cell office:value-type="float" office:value="0.00192940235">
                <text:p>0.00192940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00">
                <text:p>100000000</text:p>
              </table:table-cell>
              <table:table-cell office:value-type="float" office:value="0.0000355110741">
                <text:p>0.0000355110741</text:p>
              </table:table-cell>
              <table:table-cell office:value-type="float" office:value="100000000">
                <text:p>100000000</text:p>
              </table:table-cell>
              <table:table-cell office:value-type="float" office:value="0.0000792156">
                <text:p>0.0000792156</text:p>
              </table:table-cell>
              <table:table-cell office:value-type="float" office:value="27000">
                <text:p>27000</text:p>
              </table:table-cell>
              <table:table-cell office:value-type="float" office:value="0.00156415">
                <text:p>0.00156415</text:p>
              </table:table-cell>
              <table:table-cell office:value-type="float" office:value="27000">
                <text:p>27000</text:p>
              </table:table-cell>
              <table:table-cell office:value-type="float" office:value="0.00156784058">
                <text:p>0.00156784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00">
                <text:p>1000000000</text:p>
              </table:table-cell>
              <table:table-cell office:value-type="float" office:value="0.00001668367886">
                <text:p>0.00001668367886</text:p>
              </table:table-cell>
              <table:table-cell office:value-type="float" office:value="1000000000">
                <text:p>1000000000</text:p>
              </table:table-cell>
              <table:table-cell office:value-type="float" office:value="0.0000079619">
                <text:p>0.0000079619</text:p>
              </table:table-cell>
              <table:table-cell office:value-type="float" office:value="35937">
                <text:p>35937</text:p>
              </table:table-cell>
              <table:table-cell office:value-type="float" office:value="0.00135989">
                <text:p>0.00135989</text:p>
              </table:table-cell>
              <table:table-cell office:value-type="float" office:value="35937">
                <text:p>35937</text:p>
              </table:table-cell>
              <table:table-cell office:value-type="float" office:value="0.00135731697">
                <text:p>0.001357316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11cm" svg:height="16.846cm" xlink:href=".." xlink:type="simple" chart:class="chart:scatter" chart:style-name="ch1">
        <chart:title svg:x="11.9cm" svg:y="0.472cm" chart:style-name="ch2">
          <text:p>10 Dimensional</text:p>
        </chart:title>
        <chart:legend chart:legend-position="end" svg:x="22.624cm" svg:y="7.377cm" style:legend-expansion="high" chart:style-name="ch3"/>
        <chart:plot-area chart:style-name="ch4" table:cell-range-address="Sheet1.H30:Sheet1.H32 Sheet1.B33:Sheet1.C42 Sheet1.F33:Sheet1.F42 Sheet1.I33:Sheet1.I42 Sheet1.L33:Sheet1.L42" chart:data-source-has-labels="row" svg:x="1.551cm" svg:y="2.285cm" svg:width="19.993cm" svg:height="13.244cm">
          <chartooo:coordinate-region svg:x="3.39cm" svg:y="2.484cm" svg:width="17.134cm" svg:height="12.398cm"/>
          <chart:axis chart:dimension="x" chart:name="primary-x" chart:style-name="ch5">
            <chart:title svg:x="10.855cm" svg:y="15.865cm" chart:style-name="ch6">
              <text:p>Histories</text:p>
            </chart:title>
          </chart:axis>
          <chart:axis chart:dimension="y" chart:name="primary-y" chart:style-name="ch5">
            <chart:title svg:x="0.451cm" svg:y="9.943cm" chart:style-name="ch7">
              <text:p>Rel, abs error</text:p>
            </chart:title>
            <chart:grid chart:style-name="ch8" chart:class="major"/>
          </chart:axis>
          <chart:series chart:style-name="ch9" chart:values-cell-range-address="Sheet1.C33:Sheet1.C42" chart:label-cell-address="&quot;Monte Carlo Fortran&quot;" chart:class="chart:scatter">
            <chart:domain table:cell-range-address="Sheet1.B33:Sheet1.B42"/>
            <chart:data-point chart:repeated="10"/>
          </chart:series>
          <chart:series chart:style-name="ch10" chart:values-cell-range-address="Sheet1.F33:Sheet1.F42" chart:label-cell-address="&quot;Midpoint Fortran&quot;" chart:class="chart:scatter">
            <chart:domain table:cell-range-address="Sheet1.E33:Sheet1.E42"/>
            <chart:data-point chart:repeated="10"/>
          </chart:series>
          <chart:series chart:style-name="ch11" chart:values-cell-range-address="Sheet1.I33:Sheet1.I42" chart:label-cell-address="&quot;Monte Carlo C++&quot;" chart:class="chart:scatter">
            <chart:domain table:cell-range-address="Sheet1.H33:Sheet1.H42"/>
            <chart:data-point chart:repeated="10"/>
          </chart:series>
          <chart:series chart:style-name="ch12" chart:values-cell-range-address="Sheet1.L33:Sheet1.L42" chart:label-cell-address="&quot;Midpoint C++&quot;" chart:class="chart:scatter">
            <chart:domain table:cell-range-address="Sheet1.K33:Sheet1.K42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nte Carlo Fortran</text:p>
              </table:table-cell>
              <table:table-cell office:value-type="string">
                <text:p>Column E</text:p>
              </table:table-cell>
              <table:table-cell office:value-type="string">
                <text:p>Midpoint Fortran</text:p>
              </table:table-cell>
              <table:table-cell office:value-type="string">
                <text:p>Column H</text:p>
              </table:table-cell>
              <table:table-cell office:value-type="string">
                <text:p>Monte Carlo C++</text:p>
              </table:table-cell>
              <table:table-cell office:value-type="string">
                <text:p>Column K</text:p>
              </table:table-cell>
              <table:table-cell office:value-type="string">
                <text:p>Midpoint C++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33:Sheet1.B42</svg:desc>
                </draw:g>
              </table:table-cell>
              <table:table-cell office:value-type="float" office:value="0.7917010457">
                <text:p>0.7917010457</text:p>
                <draw:g>
                  <svg:desc>Sheet1.C33:Sheet1.C42</svg:desc>
                </draw:g>
              </table:table-cell>
              <table:table-cell office:value-type="float" office:value="10">
                <text:p>10</text:p>
                <draw:g>
                  <svg:desc>Sheet1.E33:Sheet1.E42</svg:desc>
                </draw:g>
              </table:table-cell>
              <table:table-cell office:value-type="float" office:value="0.802032471">
                <text:p>0.802032471</text:p>
                <draw:g>
                  <svg:desc>Sheet1.F33:Sheet1.F42</svg:desc>
                </draw:g>
              </table:table-cell>
              <table:table-cell office:value-type="float" office:value="5">
                <text:p>5</text:p>
                <draw:g>
                  <svg:desc>Sheet1.H33:Sheet1.H42</svg:desc>
                </draw:g>
              </table:table-cell>
              <table:table-cell office:value-type="float" office:value="0.502941">
                <text:p>0.502941</text:p>
                <draw:g>
                  <svg:desc>Sheet1.I33:Sheet1.I42</svg:desc>
                </draw:g>
              </table:table-cell>
              <table:table-cell office:value-type="float" office:value="10">
                <text:p>10</text:p>
                <draw:g>
                  <svg:desc>Sheet1.K33:Sheet1.K42</svg:desc>
                </draw:g>
              </table:table-cell>
              <table:table-cell office:value-type="float" office:value="0.802032">
                <text:p>0.802032</text:p>
                <draw:g>
                  <svg:desc>Sheet1.L33:Sheet1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796597208547">
                <text:p>0.796597208547</text:p>
              </table:table-cell>
              <table:table-cell office:value-type="float" office:value="1024">
                <text:p>1024</text:p>
              </table:table-cell>
              <table:table-cell office:value-type="float" office:value="0.274090827">
                <text:p>0.274090827</text:p>
              </table:table-cell>
              <table:table-cell office:value-type="float" office:value="10">
                <text:p>10</text:p>
              </table:table-cell>
              <table:table-cell office:value-type="float" office:value="0.912782">
                <text:p>0.912782</text:p>
              </table:table-cell>
              <table:table-cell office:value-type="float" office:value="1024">
                <text:p>1024</text:p>
              </table:table-cell>
              <table:table-cell office:value-type="float" office:value="0.274091">
                <text:p>0.274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94690875992">
                <text:p>0.194690875992</text:p>
              </table:table-cell>
              <table:table-cell office:value-type="float" office:value="59049">
                <text:p>59049</text:p>
              </table:table-cell>
              <table:table-cell office:value-type="float" office:value="0.150439411">
                <text:p>0.150439411</text:p>
              </table:table-cell>
              <table:table-cell office:value-type="float" office:value="100">
                <text:p>100</text:p>
              </table:table-cell>
              <table:table-cell office:value-type="float" office:value="0.0213416">
                <text:p>0.0213416</text:p>
              </table:table-cell>
              <table:table-cell office:value-type="float" office:value="59049">
                <text:p>59049</text:p>
              </table:table-cell>
              <table:table-cell office:value-type="float" office:value="0.150439">
                <text:p>0.1504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061648349463">
                <text:p>0.0061648349463</text:p>
              </table:table-cell>
              <table:table-cell office:value-type="float" office:value="1048576">
                <text:p>1048576</text:p>
              </table:table-cell>
              <table:table-cell office:value-type="float" office:value="0.0987967625">
                <text:p>0.0987967625</text:p>
              </table:table-cell>
              <table:table-cell office:value-type="float" office:value="1000">
                <text:p>1000</text:p>
              </table:table-cell>
              <table:table-cell office:value-type="float" office:value="0.0375467">
                <text:p>0.0375467</text:p>
              </table:table-cell>
              <table:table-cell office:value-type="float" office:value="1048576">
                <text:p>1048576</text:p>
              </table:table-cell>
              <table:table-cell office:value-type="float" office:value="0.0987968">
                <text:p>0.0987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0050419423405">
                <text:p>0.0050419423405</text:p>
              </table:table-cell>
              <table:table-cell office:value-type="float" office:value="9765625">
                <text:p>9765625</text:p>
              </table:table-cell>
              <table:table-cell office:value-type="float" office:value="0.0713970885">
                <text:p>0.0713970885</text:p>
              </table:table-cell>
              <table:table-cell office:value-type="float" office:value="10000">
                <text:p>10000</text:p>
              </table:table-cell>
              <table:table-cell office:value-type="float" office:value="0.0106845">
                <text:p>0.0106845</text:p>
              </table:table-cell>
              <table:table-cell office:value-type="float" office:value="9765625">
                <text:p>9765625</text:p>
              </table:table-cell>
              <table:table-cell office:value-type="float" office:value="0.0713965">
                <text:p>0.07139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0.002115252211">
                <text:p>0.002115252211</text:p>
              </table:table-cell>
              <table:table-cell office:value-type="float" office:value="60466176">
                <text:p>60466176</text:p>
              </table:table-cell>
              <table:table-cell office:value-type="float" office:value="0.0547742359">
                <text:p>0.0547742359</text:p>
              </table:table-cell>
              <table:table-cell office:value-type="float" office:value="100000">
                <text:p>100000</text:p>
              </table:table-cell>
              <table:table-cell office:value-type="float" office:value="0.00180739">
                <text:p>0.00180739</text:p>
              </table:table-cell>
              <table:table-cell office:value-type="float" office:value="60466176">
                <text:p>60466176</text:p>
              </table:table-cell>
              <table:table-cell office:value-type="float" office:value="0.0547737">
                <text:p>0.05477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0.001425110234">
                <text:p>0.001425110234</text:p>
              </table:table-cell>
              <table:table-cell office:value-type="float" office:value="282475249">
                <text:p>282475249</text:p>
              </table:table-cell>
              <table:table-cell office:value-type="float" office:value="0.043780379">
                <text:p>0.043780379</text:p>
              </table:table-cell>
              <table:table-cell office:value-type="float" office:value="1000000">
                <text:p>1000000</text:p>
              </table:table-cell>
              <table:table-cell office:value-type="float" office:value="0.00119436">
                <text:p>0.00119436</text:p>
              </table:table-cell>
              <table:table-cell office:value-type="float" office:value="282475249">
                <text:p>282475249</text:p>
              </table:table-cell>
              <table:table-cell office:value-type="float" office:value="0.0437796">
                <text:p>0.04377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">
                <text:p>10000000</text:p>
              </table:table-cell>
              <table:table-cell office:value-type="float" office:value="0.000160948681289">
                <text:p>0.000160948681289</text:p>
              </table:table-cell>
              <table:table-cell office:value-type="float" office:value="1073741824">
                <text:p>1073741824</text:p>
              </table:table-cell>
              <table:table-cell office:value-type="float" office:value="0.0360545292">
                <text:p>0.0360545292</text:p>
              </table:table-cell>
              <table:table-cell office:value-type="float" office:value="10000000">
                <text:p>10000000</text:p>
              </table:table-cell>
              <table:table-cell office:value-type="float" office:value="0.0000634673">
                <text:p>0.0000634673</text:p>
              </table:table-cell>
              <table:table-cell office:value-type="float" office:value="1073741824">
                <text:p>1073741824</text:p>
              </table:table-cell>
              <table:table-cell office:value-type="float" office:value="0.0360545">
                <text:p>0.0360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00">
                <text:p>100000000</text:p>
              </table:table-cell>
              <table:table-cell office:value-type="float" office:value="0.000253110520629">
                <text:p>0.000253110520629</text:p>
              </table:table-cell>
              <table:table-cell office:value-type="float" office:value="3486784401">
                <text:p>3486784401</text:p>
              </table:table-cell>
              <table:table-cell office:value-type="float" office:value="0.030377777">
                <text:p>0.030377777</text:p>
              </table:table-cell>
              <table:table-cell office:value-type="float" office:value="100000000">
                <text:p>100000000</text:p>
              </table:table-cell>
              <table:table-cell office:value-type="float" office:value="0.0000332693">
                <text:p>0.0000332693</text:p>
              </table:table-cell>
              <table:table-cell office:value-type="float" office:value="3486784401">
                <text:p>3486784401</text:p>
              </table:table-cell>
              <table:table-cell office:value-type="float" office:value="0.030374">
                <text:p>0.0303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00">
                <text:p>1000000000</text:p>
              </table:table-cell>
              <table:table-cell office:value-type="float" office:value="0.0000004812652854">
                <text:p>0.0000004812652854</text:p>
              </table:table-cell>
              <table:table-cell office:value-type="float" office:value="10000000000">
                <text:p>10000000000</text:p>
              </table:table-cell>
              <table:table-cell office:value-type="float" office:value="0.026058765">
                <text:p>0.026058765</text:p>
              </table:table-cell>
              <table:table-cell office:value-type="float" office:value="1000000000">
                <text:p>1000000000</text:p>
              </table:table-cell>
              <table:table-cell office:value-type="float" office:value="0.000000374503">
                <text:p>0.000000374503</text:p>
              </table:table-cell>
              <table:table-cell office:value-type="float" office:value="10000000000">
                <text:p>10000000000</text:p>
              </table:table-cell>
              <table:table-cell office:value-type="float" office:value="0.0260582">
                <text:p>0.02605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